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officeooo:paragraph-rsid="00223d6f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TimesNewRomanPSMT" fo:font-size="12pt" fo:font-weight="normal" officeooo:paragraph-rsid="001d6d9d" style:font-size-asian="12pt" style:font-weight-asian="normal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TimesNewRomanPSMT" fo:font-size="12pt" fo:font-weight="normal" officeooo:paragraph-rsid="001e6d17" style:font-size-asian="12pt" style:font-weight-asian="normal" style:font-size-complex="12pt"/>
    </style:style>
    <style:style style:name="P10" style:family="paragraph" style:parent-style-name="Standard">
      <style:paragraph-properties>
        <style:tab-stops>
          <style:tab-stop style:position="11.993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P12" style:family="paragraph" style:parent-style-name="Standard">
      <style:text-properties style:font-name="TimesNewRomanPSMT" fo:font-size="12pt" officeooo:paragraph-rsid="001d6d9d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NewRomanPSMT" fo:font-size="12pt" officeooo:paragraph-rsid="001d6d9d" style:font-size-asian="12pt" style:font-size-complex="12pt"/>
    </style:style>
    <style:style style:name="P14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loext:opacity="100%" style:font-name="TimesNewRomanPSMT" fo:font-size="12pt" fo:font-weight="normal" style:font-size-asian="12pt" style:font-weight-asian="normal" style:font-size-complex="12pt"/>
    </style:style>
    <style:style style:name="P15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loext:opacity="100%" style:font-name="TimesNewRomanPSMT" fo:font-size="11pt" fo:font-weight="normal" style:font-size-asian="11pt" style:font-weight-asian="normal" style:font-size-complex="11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loext:opacity="100%" fo:font-size="12pt" fo:font-weight="normal" style:font-size-asian="12pt" style:font-weight-asian="normal"/>
    </style:style>
    <style:style style:name="T2" style:family="text">
      <style:text-properties fo:color="#000000" loext:opacity="100%" fo:font-size="12pt" fo:font-weight="bold" style:font-size-asian="12pt" style:font-weight-asian="bold" style:font-weight-complex="bold"/>
    </style:style>
    <style:style style:name="T3" style:family="text">
      <style:text-properties fo:color="#000000" loext:opacity="100%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loext:opacity="100%" fo:font-size="12pt" fo:letter-spacing="normal" fo:font-weight="normal" style:letter-kerning="false" style:font-size-asian="12pt" style:font-weight-asian="normal"/>
    </style:style>
    <style:style style:name="T5" style:family="text">
      <style:text-properties fo:color="#000000" loext:opacity="100%" fo:font-size="10pt" fo:font-weight="normal" style:font-size-asian="10pt" style:font-weight-asian="normal"/>
    </style:style>
    <style:style style:name="T6" style:family="text">
      <style:text-properties fo:color="#000000" loext:opacity="100%" fo:font-size="10pt" fo:font-weight="normal" style:font-size-asian="10pt" style:font-weight-asian="normal" style:font-size-complex="10pt"/>
    </style:style>
    <style:style style:name="T7" style:family="text">
      <style:text-properties fo:color="#000000" loext:opacity="100%" fo:letter-spacing="normal" fo:font-weight="normal" style:letter-kerning="false" style:font-weight-asian="normal"/>
    </style:style>
    <style:style style:name="T8" style:family="text">
      <style:text-properties fo:color="#000000" loext:opacity="100%" fo:letter-spacing="normal" fo:font-weight="normal" style:letter-kerning="true" style:font-weight-asian="normal"/>
    </style:style>
    <style:style style:name="T9" style:family="text">
      <style:text-properties fo:color="#000000" loext:opacity="100%" fo:font-weight="normal" style:font-weight-asian="normal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Times New Roman" style:font-name-complex="Times New Roman"/>
    </style:style>
    <style:style style:name="T13" style:family="text">
      <style:text-properties fo:font-size="10pt" style:font-name-asian="Times New Roman" style:font-size-asian="10pt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ICHIARAZIONE SOSTITUTIVA DELL’ATTO DI NOTORIETA’</text:p>
      <text:p text:style-name="P11">(Art. 47 D.P.R. n. 445 del 28/12/2000)</text:p>
      <text:p text:style-name="P1"/>
      <text:p text:style-name="P12"><text:span text:style-name="T7">I</text:span>o sottoscritt{%= @oa %} <text:span text:style-name="T11">{%= @persona.nome %} {%= @persona.cognome %}</text:span>, codice fiscale <text:span text:style-name="T11">{%= @persona.codice_fiscale %}</text:span>,</text:p>
      <text:p text:style-name="P12">nat{%= @oa%} a <text:span text:style-name="T11">{%= @persona.comune_nascita %}</text:span> il <text:span text:style-name="T11">{%= @persona.data_nascita.lformat(:short) %}</text:span>, </text:p>
      <text:p text:style-name="P13"><text:span text:style-name="T9">residente a </text:span><text:span text:style-name="T10">{%= @persona.indirizzo_residenza.comune %}</text:span><text:span text:style-name="T9"> in </text:span><text:span text:style-name="T10">{%= @persona.indirizzo_residenza.to_s %}</text:span><text:span text:style-name="T8">,</text:span></text:p>
      <text:p text:style-name="P2">consapevole delle sanzioni penali previste dell’art. 76 del D.P.R: 445/2000, nel caso di mendaci dichiarazioni, falsità negli atti, uso <text:s/>o esibizione di atti o contenenti dati non più rispondenti a verità,</text:p>
      <text:p text:style-name="P6"/>
      <text:p text:style-name="P11">DICHIARO</text:p>
      <text:p text:style-name="P7">________________________________________________________________________</text:p>
      <text:p text:style-name="P7">________________________________________________________________________</text:p>
      <text:p text:style-name="P7">________________________________________________________________________</text:p>
      <text:p text:style-name="P7">________________________________________________________________________</text:p>
      <text:p text:style-name="P7">________________________________________________________________________</text:p>
      <text:p text:style-name="P7">________________________________________________________________________</text:p>
      <text:p text:style-name="P7">________________________________________________________________________</text:p>
      <text:p text:style-name="P7">________________________________________________________________________</text:p>
      <text:p text:style-name="P7"/>
      <text:p text:style-name="P3"><text:span text:style-name="T12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span></text:p>
      <text:p text:style-name="P2"/>
      <text:p text:style-name="P4">Addì {%= @data %}</text:p>
      <text:p text:style-name="P10"><text:tab/>IL DICHIARANTE<text:tab/></text:p>
      <text:p text:style-name="P5"><text:tab/>_________________</text:p>
      <text:p text:style-name="P2"/>
      <text:p text:style-name="P2">********************************************************************************</text:p>
      <text:p text:style-name="P2"/>
      <text:p text:style-name="P11">AUTENTICA</text:p>
      <text:p text:style-name="P6"/>
      <text:p text:style-name="P8">Ai sensi degli artt 4, comma 1 <text:s/>e 21, comma 2, <text:s/>del DPR 445/2000, attesto che le <text:s/>sottoscrizione di cui sopra, <text:s text:c="2"/>è stata apposta <text:s/>in mia presenza dall’interessato Sig./ra <text:s/>________________________ <text:s text:c="2"/>, </text:p>
      <text:p text:style-name="P8">previo accertamento della sua identità a mezzo di _______________________________________</text:p>
      <text:p text:style-name="P8"/>
      <text:p text:style-name="P8">Addì _______________________<text:tab/> <text:s text:c="12"/>IL DIPENDENTE INCARICATO DAL SINDACO</text:p>
      <text:p text:style-name="P9"><text:tab/><text:tab/><text:tab/> <text:s text:c="12"/><text:tab/><text:tab/>__________________________________________</text:p>
      <text:p text:style-name="P14"><text:soft-page-break/>_________________________________________________</text:p>
      <text:p text:style-name="P15">La firma deve essere autenticata presso qualsiasi pubblico ufficiale (dipendente comunale incaricato dal Sindaco, Notaio, Segretario Comunale se va presentata ad soggetti privati o ad organi della Pubblica amministrazione ai fini della riscossione di benefici economici (pensioni, contributi, ecc.). In tal caso occorre apporre la marca da bol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                    DICHIARAZIONE SOSTITUTIVA DELL’ATTO DI NOTORIETA’</dc:title>
    <meta:generator>LibreOffice/7.0.3.1$Windows_X86_64 LibreOffice_project/d7547858d014d4cf69878db179d326fc3483e082</meta:generator>
    <meta:editing-duration>PT5M44S</meta:editing-duration>
    <meta:editing-cycles>4</meta:editing-cycles>
    <meta:creation-date>2015-09-29T13:56:11.515287000</meta:creation-date>
    <dc:date>2020-11-12T21:07:55.444000000</dc:date>
    <meta:document-statistic meta:table-count="0" meta:image-count="0" meta:object-count="0" meta:page-count="2" meta:paragraph-count="27" meta:word-count="270" meta:character-count="2652" meta:non-whitespace-character-count="2362"/>
  </office:meta>
</office:document-meta>
</file>